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0416in" fo:margin-bottom="0.0416in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2pt"/>
    </style:style>
    <style:style style:name="P3" style:parent-style-name="Standard" style:family="paragraph">
      <style:paragraph-properties fo:text-align="center" fo:margin-top="0.0416in" fo:margin-bottom="0.0416i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2pt"/>
    </style:style>
    <style:style style:name="P5" style:parent-style-name="Standard" style:family="paragraph">
      <style:paragraph-properties fo:text-align="center" fo:margin-top="0.0416in" fo:margin-bottom="0.0416i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" style:parent-style-name="Standard" style:family="paragraph">
      <style:paragraph-properties fo:text-align="center" fo:margin-top="0.0416in" fo:margin-bottom="0.0416in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" style:parent-style-name="Standard" style:family="paragraph">
      <style:paragraph-properties fo:text-align="center" fo:margin-top="0.0416in" fo:margin-bottom="0.0416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6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18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9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20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22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23" style:parent-style-name="ListParagraph" style:list-style-name="WWNum1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24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25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26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28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9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30" style:parent-style-name="ListParagraph" style:family="paragraph">
      <style:paragraph-properties fo:margin-bottom="0.1666in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2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33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4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35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36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7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38" style:parent-style-name="ListParagraph" style:list-style-name="WWNum1" style:family="paragraph">
      <style:paragraph-properties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9" style:parent-style-name="ListParagraph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margin-bottom="0.1666in"/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margin-top="0.1666in" fo:margin-bottom="0.1666in"/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4" style:parent-style-name="ListParagraph" style:list-style-name="WWNum1" style:family="paragraph">
      <style:text-properties style:font-name="Times New Roman" style:font-name-complex="Times New Roman" fo:font-size="12pt" style:font-size-asian="12pt" style:font-size-complex="12pt"/>
    </style:style>
    <style:style style:name="P45" style:parent-style-name="ListParagraph" style:list-style-name="WWNum2" style:family="paragraph"/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0" style:parent-style-name="ListParagraph" style:list-style-name="WWNum2" style:family="paragraph"/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ListParagraph" style:family="paragraph">
      <style:paragraph-properties fo:text-align="center" fo:margin-left="1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5" style:parent-style-name="ListParagraph" style:family="paragraph">
      <style:paragraph-properties fo:text-align="center" fo:margin-left="1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5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P62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63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text-position="sub 66.6%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text-position="sub 66.6%" fo:font-size="12pt" style:font-size-asian="12pt" style:font-size-complex="12pt"/>
    </style:style>
    <style:style style:name="P7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7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0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87" style:parent-style-name="EndnoteReference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complex="Times New Roman"/>
    </style:style>
    <style:style style:name="T95" style:parent-style-name="DefaultParagraphFont" style:family="text">
      <style:text-properties style:font-name="Times New Roman" style:font-name-complex="Times New Roman" style:text-position="sub 63.6%"/>
    </style:style>
    <style:style style:name="T96" style:parent-style-name="DefaultParagraphFont" style:family="text">
      <style:text-properties style:font-name="Times New Roman" style:font-name-complex="Times New Roman"/>
    </style:style>
    <style:style style:name="T97" style:parent-style-name="DefaultParagraphFont" style:family="text">
      <style:text-properties style:font-name="Times New Roman" style:font-name-complex="Times New Roman"/>
    </style:style>
    <style:style style:name="T98" style:parent-style-name="DefaultParagraphFont" style:family="text">
      <style:text-properties style:font-name="Times New Roman" style:font-name-complex="Times New Roman" style:text-position="sub 63.6%"/>
    </style:style>
    <style:style style:name="T99" style:parent-style-name="DefaultParagraphFont" style:family="text">
      <style:text-properties style:font-name="Times New Roman" style:font-name-complex="Times New Roman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P101" style:parent-style-name="ListParagraph" style:family="paragraph">
      <style:text-properties style:font-name="Times New Roman" style:font-name-complex="Times New Roman"/>
    </style:style>
    <style:style style:name="P102" style:parent-style-name="ListParagraph" style:family="paragraph">
      <style:text-properties style:font-name="Times New Roman" style:font-name-complex="Times New Roman"/>
    </style:style>
    <style:style style:name="P103" style:parent-style-name="ListParagraph" style:family="paragraph">
      <style:text-properties style:font-name="Times New Roman" style:font-name-complex="Times New Roman"/>
    </style:style>
    <style:style style:name="T104" style:parent-style-name="DefaultParagraphFont" style:family="text">
      <style:text-properties style:font-name="Times New Roman" style:font-name-complex="Times New Roman"/>
    </style:style>
    <style:style style:name="T105" style:parent-style-name="DefaultParagraphFont" style:family="text">
      <style:text-properties style:font-name="Times New Roman" style:font-name-complex="Times New Roman" style:text-position="sub 63.6%"/>
    </style:style>
    <style:style style:name="P10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12" style:parent-style-name="ListParagraph" style:list-style-name="WWNum1" style:family="paragraph"/>
    <style:style style:name="T1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5" style:parent-style-name="ListParagraph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16" style:parent-style-name="ListParagraph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2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22" style:parent-style-name="ListParagraph" style:list-style-name="WWNum1" style:family="paragraph"/>
    <style:style style:name="T1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26" style:parent-style-name="Standard" style:family="paragraph">
      <style:paragraph-properties fo:margin-left="0.5in">
        <style:tab-stops/>
      </style:paragraph-properties>
    </style:style>
    <style:style style:name="T1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9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0" style:parent-style-name="ListParagraph" style:list-style-name="WWNum1" style:family="paragraph"/>
    <style:style style:name="T1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4" style:parent-style-name="ListParagraph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4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4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50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1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2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3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4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5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6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7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8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59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0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1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2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3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4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5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6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167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P168" style:parent-style-name="ListParagraph" style:family="paragraph">
      <style:paragraph-properties fo:margin-left="0in">
        <style:tab-stops/>
      </style:paragraph-properties>
    </style:style>
    <style:style style:name="T16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7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73" style:parent-style-name="ListParagraph" style:list-style-name="WWNum1" style:family="paragraph"/>
    <style:style style:name="T1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79" style:parent-style-name="ListParagraph" style:list-style-name="LFO9" style:family="paragraph">
      <style:text-properties style:font-name="Times New Roman" style:font-name-complex="Times New Roman" fo:font-size="12pt" style:font-size-asian="12pt" style:font-size-complex="12pt"/>
    </style:style>
    <style:style style:name="P180" style:parent-style-name="ListParagraph" style:list-style-name="LFO9" style:family="paragraph">
      <style:paragraph-properties fo:text-align="justify" style:vertical-align="auto" fo:line-height="150%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81" style:parent-style-name="ListParagraph" style:list-style-name="LFO9" style:family="paragraph">
      <style:paragraph-properties fo:text-align="justify" style:vertical-align="auto" fo:line-height="150%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82" style:parent-style-name="ListParagraph" style:list-style-name="LFO9" style:family="paragraph">
      <style:paragraph-properties fo:text-align="justify" style:vertical-align="auto" fo:line-height="150%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83" style:parent-style-name="ListParagraph" style:list-style-name="LFO9" style:family="paragraph">
      <style:paragraph-properties fo:text-align="justify" style:vertical-align="auto" fo:line-height="150%">
        <style:tab-stops>
          <style:tab-stop style:type="left" style:position="-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84" style:parent-style-name="ListParagraph" style:family="paragraph">
      <style:paragraph-properties fo:text-indent="0.5in"/>
      <style:text-properties style:font-name="Times New Roman" style:font-name-complex="Times New Roman" fo:font-size="12pt" style:font-size-asian="12pt" style:font-size-complex="12pt"/>
    </style:style>
    <style:style style:name="P18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family="graphic" style:name="a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1042in" svg:stroke-color="#000000" draw:marker-end="a8" svg:stroke-opacity="100%" draw:stroke-linejoin="round"/>
      <style:paragraph-properties/>
    </style:style>
    <style:style style:family="graphic" style:name="a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">
      <style:graphic-properties style:writing-mode="lr-tb" draw:fill="none" draw:stroke="solid" svg:stroke-width="0.01042in" svg:stroke-color="#000000" svg:stroke-opacity="100%" draw:stroke-linejoin="round"/>
      <style:paragraph-properties/>
    </style:style>
  </office:automatic-styles>
  <office:body>
    <office:text text:use-soft-page-breaks="true">
      <text:p text:style-name="P1"><text:span text:style-name="T2">B.E / B. Tech. Degree Examination, Nov/Dec 2014</text:span></text:p>
      <text:p text:style-name="P3"><text:span text:style-name="T4">GE6151 – Computer Programming</text:span></text:p>
      <text:p text:style-name="P5"><text:span text:style-name="T6">(Common to all branches)</text:span></text:p>
      <text:p text:style-name="P7"><text:span text:style-name="T8">(Regulation 2013)</text:span></text:p>
      <text:p text:style-name="P9"/>
      <text:p text:style-name="P10"><text:span text:style-name="T11">Time : Three hours<text:s/></text:span><text:span text:style-name="T12"><text:s text:c="82"/>Maximum : 100 Marks</text:span></text:p>
      <text:p text:style-name="P13"><text:span text:style-name="T14">PART A(10x2=20 marks)</text:span></text:p>
      <text:p text:style-name="P15"/>
      <text:list text:style-name="WWNum1">
        <text:list-item text:start-value="1">
          <text:p text:style-name="P16">Define Flowchart. Why is flow chart required?</text:p>
        </text:list-item>
      </text:list>
      <text:p text:style-name="P17">Flowchart is a pictorial representation of an algorithm in which the steps are drawn<text:s/>in the form of different shapes and the logical flow is indicated by arrows.</text:p>
      <text:list text:style-name="WWNum1" text:continue-numbering="true">
        <text:list-item>
          <text:p text:style-name="P18">What is an algorithm?</text:p>
        </text:list-item>
      </text:list>
      <text:p text:style-name="P19">Algorithm is defined as the finite sequence of explicit instruction that when provided with a set of input values process an output and then terminated.</text:p>
      <text:list text:style-name="WWNum1" text:continue-numbering="true">
        <text:list-item>
          <text:p text:style-name="P20">What<text:s/>is a variable? Illustrate with an example.</text:p>
        </text:list-item>
      </text:list>
      <text:p text:style-name="P21">An variable is a data name that is used to store a data value.the variable may take different values at different times during execution.</text:p>
      <text:p text:style-name="P22">Example: int a; <text:s/>// where ‘a’ is an integer variable.</text:p>
      <text:list text:style-name="WWNum1" text:continue-numbering="true">
        <text:list-item>
          <text:p text:style-name="P23">Give an example for<text:s/>ternary operator?</text:p>
        </text:list-item>
      </text:list>
      <text:p text:style-name="P24">Syntax: ? :</text:p>
      <text:p text:style-name="P25">Example: 1&lt;2 ? 1 : 2</text:p>
      <text:list text:style-name="WWNum1" text:continue-numbering="true">
        <text:list-item>
          <text:p text:style-name="P26">Declare a float array of size 5 and assign 5 values to it.</text:p>
        </text:list-item>
      </text:list>
      <text:p text:style-name="P27">float <text:s/>a[ 5 ] = {1.11,2.22,3.45,4.56,5.77,7.44};</text:p>
      <text:list text:style-name="WWNum1" text:continue-numbering="true">
        <text:list-item>
          <text:p text:style-name="P28">Give an example for initialization of string array.</text:p>
        </text:list-item>
      </text:list>
      <text:p text:style-name="P29">string name[ ] ={<text:s/>“st.”,”joseph’s”,”institute”,”of”,”technology”);</text:p>
      <text:p text:style-name="P30"/>
      <text:soft-page-break/>
      <text:list text:style-name="WWNum1" text:continue-numbering="true">
        <text:list-item>
          <text:p text:style-name="P31">What is a function?</text:p>
        </text:list-item>
      </text:list>
      <text:p text:style-name="P32">A function is an independent program that performs a specific task. Function<text:s/>definition includes<text:s/>function header and function body.</text:p>
      <text:list text:style-name="WWNum1" text:continue-numbering="true">
        <text:list-item>
          <text:p text:style-name="P33">What is an address operator and indirection operator?</text:p>
        </text:list-item>
      </text:list>
      <text:p text:style-name="P34">INDIRECTION OPERATOR:(*) it accesses a value indirectly,through a pointer. The operand must be a pointer value. The result of the operation is the value addressed by the operand.</text:p>
      <text:p text:style-name="P35">ADDRESS OPERATOR: (&amp;) <text:s/>gives the address of its operand, the operand of the address of operator can be either a function designator or an values that designates the object.</text:p>
      <text:list text:style-name="WWNum1" text:continue-numbering="true">
        <text:list-item>
          <text:p text:style-name="P36">Define static storage?</text:p>
        </text:list-item>
      </text:list>
      <text:p text:style-name="P37">Static storage is in which a variable are persist until the end of the program. Any variable can be declared static using the keyword<text:s/>static. A static variable is initialized only once when a program is compiled.. it is never initalized again.</text:p>
      <text:list text:style-name="WWNum1" text:continue-numbering="true">
        <text:list-item>
          <text:p text:style-name="P38">What is the use of #define preprocessor?</text:p>
        </text:list-item>
      </text:list>
      <text:p text:style-name="P39">#define is a macro which defines a constant value and can be any of the basic datatypes.</text:p>
      <text:p text:style-name="P40"/>
      <text:p text:style-name="P41"><text:span text:style-name="T42">PART B(5x16=80m</text:span><text:span text:style-name="T43">arks)</text:span></text:p>
      <text:list text:style-name="WWNum1" text:continue-numbering="true">
        <text:list-item>
          <text:p text:style-name="P44">(a)</text:p>
        </text:list-item>
      </text:list>
      <text:list text:style-name="WWNum2">
        <text:list-item text:start-value="1">
          <text:p text:style-name="P45"><text:span text:style-name="T46">Explain in detail with neat diagram about the digital computer organization and each of its unit. <text:s text:c="2"/></text:span><text:span text:style-name="T47">(refer 2)</text:span><text:span text:style-name="T48"><text:s text:c="137"/></text:span><text:span text:style-name="T49">(10)</text:span></text:p>
        </text:list-item>
        <text:list-item>
          <text:p text:style-name="P50"><text:span text:style-name="T51">What is pseudo code? Write a pseudo code for swapping two numbers without using temporary storage. <text:s/></text:span><text:span text:style-name="T52">(refer 5.13)</text:span><text:span text:style-name="T53"><text:s text:c="116"/>(6)</text:span></text:p>
        </text:list-item>
      </text:list>
      <text:p text:style-name="P54"/>
      <text:p text:style-name="P55">Or</text:p>
      <text:p text:style-name="P56"/>
      <text:soft-page-break/>
      <text:p text:style-name="P57">(b) <text:s text:c="3"/>(i) <text:s text:c="2"/>Perform the following <text:s text:c="54"/>(12)</text:p>
      <text:p text:style-name="ListParagraph"><text:span text:style-name="T58">(1) (100101)</text:span><text:span text:style-name="T59">2</text:span><text:span text:style-name="T60">-(11111001)</text:span><text:span text:style-name="T61">2</text:span></text:p>
      <text:p text:style-name="P62"/>
      <text:p text:style-name="P63">SOLUTION: <text:s/></text:p>
      <text:p text:style-name="P64">0 0 1 0 0 1 0 1</text:p>
      <text:p text:style-name="ListParagraph"><text:span text:style-name="T65"><text:s text:c="24"/></text:span><text:span text:style-name="T66">(-)</text:span></text:p>
      <text:p text:style-name="P67">1 1 1 1 1 0 0 1</text:p>
      <text:p text:style-name="ListParagraph"><text:span text:style-name="T68"><draw:connector draw:type="line" svg:x1="0.51042in" svg:y1="0.00417in" svg:x2="1.41667in" svg:y2="0.00417in" draw:z-index="251658240" draw:id="id0" draw:style-name="a0" draw:name="AutoShape 2" text:anchor-type="paragraph"><svg:desc/></draw:connector></text:span><text:span text:style-name="T69">1 1 0 1 0 1 0 0</text:span></text:p>
      <text:p text:style-name="ListParagraph"><text:span text:style-name="T70">Answer:(11010100)</text:span><text:span text:style-name="T71">2</text:span></text:p>
      <text:p text:style-name="ListParagraph"><text:span text:style-name="T72">(2) (1011101)</text:span><text:span text:style-name="T73">2</text:span><text:span text:style-name="T74"><text:s/>x (1011)</text:span><text:span text:style-name="T75">2</text:span></text:p>
      <text:p text:style-name="P76"><text:s text:c="10"/>1 0 1<text:s/>1 1 0 1</text:p>
      <text:p text:style-name="P77"><text:s text:c="27"/>X</text:p>
      <text:p text:style-name="ListParagraph"><text:span text:style-name="T78"><draw:connector draw:type="line" svg:x1="0.44792in" svg:y1="0.25972in" svg:x2="1.625in" svg:y2="0.26042in" draw:z-index="251659264" draw:id="id1" draw:style-name="a1" draw:name="AutoShape 3" text:anchor-type="paragraph"><svg:desc/></draw:connector></text:span><text:span text:style-name="T79"><text:s text:c="19"/>1 0 1 1</text:span></text:p>
      <text:p text:style-name="P80">1 1 1 1 1 1 1 1 1 1</text:p>
      <text:p text:style-name="ListParagraph"><text:span text:style-name="T81">Answer: (1111111111)</text:span><text:span text:style-name="T82">2</text:span></text:p>
      <text:p text:style-name="ListParagraph"><text:span text:style-name="T83">(3) (2A947)<text:s/></text:span><text:span text:style-name="T84">H</text:span><text:span text:style-name="T85"><text:s/>= ( ? )</text:span><text:span text:style-name="T86">2</text:span></text:p>
      <text:p text:style-name="ListParagraph"><text:span text:style-name="T87"><text:note text:note-class="endnote" text:id="_edn0"><text:note-citation>1</text:note-citation><text:note-body><text:p text:style-name="EndnoteText"><text:s text:c="2"/></text:p></text:note-body></text:note></text:span><text:span text:style-name="T88">Use 8 4 2 1 method <text:s/>for each split up</text:span></text:p>
      <text:p text:style-name="ListParagraph"><text:span text:style-name="T89">(</text:span><text:span text:style-name="T90">0 0 1 0 <text:s text:c="4"/>1 0 1 0 <text:s text:c="4"/>1 0 0 1 <text:s text:c="4"/>0 <text:s/>1 0 <text:s/>0 <text:s text:c="5"/>0 1 1 1</text:span><text:span text:style-name="T91">)</text:span><text:span text:style-name="T92">2</text:span><text:span text:style-name="T93"><text:s text:c="2"/></text:span></text:p>
      <text:p text:style-name="ListParagraph"><text:span text:style-name="T94">(4) (4872)<text:s/></text:span><text:span text:style-name="T95">10</text:span><text:span text:style-name="T96">= ( ?<text:s/></text:span><text:span text:style-name="T97">)</text:span><text:span text:style-name="T98">8</text:span></text:p>
      <text:p text:style-name="ListParagraph"><text:span text:style-name="T99"><draw:g draw:z-index="251667456" draw:name="Group 11" draw:id="id9" draw:style-name="a10" text:anchor-type="paragraph"><svg:desc/><draw:connector draw:type="line" svg:x1="0.77083in" svg:y1="0.00556in" svg:x2="0.77083in" svg:y2="1.29722in" draw:z-index="251660288" draw:id="id2" draw:style-name="a2" draw:name="AutoShape 4"><svg:desc/></draw:connector><draw:connector draw:type="line" svg:x1="0.77083in" svg:y1="0.21389in" svg:x2="1.17708in" svg:y2="0.21389in" draw:z-index="251661312" draw:id="id3" draw:style-name="a3" draw:name="AutoShape 5"><svg:desc/></draw:connector><draw:connector draw:type="line" svg:x1="0.76042in" svg:y1="0.51597in" svg:x2="1.16667in" svg:y2="0.51597in" draw:z-index="251662336" draw:id="id4" draw:style-name="a4" draw:name="AutoShape 6"><svg:desc/></draw:connector><draw:connector draw:type="line" svg:x1="0.77083in" svg:y1="0.87014in" svg:x2="1.17708in" svg:y2="0.87014in" draw:z-index="251663360" draw:id="id5" draw:style-name="a5" draw:name="AutoShape 7"><svg:desc/></draw:connector><draw:connector draw:type="line" svg:x1="0.76042in" svg:y1="1.19306in" svg:x2="1.16667in" svg:y2="1.19306in" draw:z-index="251664384" draw:id="id6" draw:style-name="a6" draw:name="AutoShape 8"><svg:desc/></draw:connector><draw:connector draw:type="line" svg:x1="1in" svg:y1="1.68264in" svg:x2="1.47917in" svg:y2="1.67222in" draw:z-index="251665408" draw:id="id7" draw:style-name="a7" draw:name="AutoShape 9"><svg:desc/></draw:connector><draw:connector draw:type="line" svg:x1="1.47917in" svg:y1="1.67222in" svg:x2="1.47917in" svg:y2="0.51597in" draw:z-index="251666432" draw:id="id8" draw:style-name="a9" draw:name="AutoShape 10"><svg:desc/></draw:connector></draw:g></text:span><text:span text:style-name="T100"><text:s text:c="3"/>8 <text:s text:c="3"/>4872</text:span></text:p>
      <text:p text:style-name="P101"><text:s text:c="3"/>8 <text:s text:c="3"/>609 <text:s text:c="5"/>0</text:p>
      <text:p text:style-name="P102"><text:s text:c="3"/>8 <text:s text:c="3"/>76 <text:s text:c="7"/>1<text:s/></text:p>
      <text:p text:style-name="P103"><text:s text:c="2"/>8 <text:s text:c="4"/>9 <text:s text:c="9"/>4</text:p>
      <text:p text:style-name="ListParagraph"><text:span text:style-name="T104"><text:s text:c="9"/>1 <text:s text:c="9"/>1 <text:s text:c="23"/>Answer : (11410)</text:span><text:span text:style-name="T105">8</text:span></text:p>
      <text:p text:style-name="P106"/>
      <text:p text:style-name="P107"/>
      <text:p text:style-name="ListParagraph"><text:span text:style-name="T108">(ii)Discuss the need for the Logical Analysis with an example in brief? <text:s text:c="34"/></text:span><text:span text:style-name="T109"><text:s text:c="9"/>(4) <text:s/></text:span><text:span text:style-name="T110">(refer 4.1)</text:span></text:p>
      <text:p text:style-name="P111"/>
      <text:list text:style-name="WWNum1">
        <text:list-item text:start-value="1">
          <text:p text:style-name="P112"><text:span text:style-name="T113">(a) <text:s/>What are the various operators available in C? Discuss each one of them with suitable illustrations.<text:s/></text:span><text:span text:style-name="T114">(refer chapter 8)</text:span></text:p>
        </text:list-item>
      </text:list>
      <text:p text:style-name="P115"/>
      <text:p text:style-name="P116">Or</text:p>
      <text:p text:style-name="P117"><text:span text:style-name="T118">(b) Explain in detail about the various looping structures available in C with illustrative programs.</text:span><text:span text:style-name="T119"><text:s/></text:span><text:span text:style-name="T120">(refer chapter 11)</text:span></text:p>
      <text:p text:style-name="P121"/>
      <text:list text:style-name="WWNum1" text:continue-numbering="true">
        <text:list-item>
          <text:p text:style-name="P122"><text:span text:style-name="T123">(a) (i) Write a C program for sorting array of number. <text:s/></text:span><text:span text:style-name="T124">(refer 12.5.2) <text:s text:c="2"/></text:span><text:span text:style-name="T125"><text:s/>(8)</text:span></text:p>
        </text:list-item>
      </text:list>
      <text:p text:style-name="P126"><text:span text:style-name="T127">(ii) Explain the various string operations. Write a C program to find out the length of the string without using builtin function.</text:span><text:span text:style-name="T128">(refer 13.6) &amp; <text:s text:c="10"/>(r</text:span><text:span text:style-name="T129">efer 13.7)<text:s/></text:span><text:span text:style-name="T130"><text:s text:c="81"/>(8)</text:span></text:p>
      <text:p text:style-name="P131">Or</text:p>
      <text:p text:style-name="Standard"><text:span text:style-name="T132"><text:s text:c="14"/>(b) (i) Write a C program to multiply two matrices.<text:s/></text:span><text:span text:style-name="T133">(Refer 12.3.2)<text:s/></text:span><text:span text:style-name="T134"><text:s/>(8)</text:span></text:p>
      <text:p text:style-name="Standard"><text:span text:style-name="T135">(ii) Write a C program to search an element in a given array.<text:s/></text:span><text:span text:style-name="T136">(refer 12</text:span><text:span text:style-name="T137">.5.3)</text:span><text:span text:style-name="T138"><text:s/>(8)</text:span></text:p>
      <text:p text:style-name="P139"/>
      <text:list text:style-name="WWNum1" text:continue-numbering="true">
        <text:list-item>
          <text:p text:style-name="P140"><text:span text:style-name="T141">(a) What is a function in C? Discuss about the call by value and call by reference with illustrations. <text:s text:c="7"/></text:span><text:span text:style-name="T142">(refer 14.7)</text:span><text:span text:style-name="T143"><text:s text:c="26"/>(16)</text:span></text:p>
        </text:list-item>
      </text:list>
      <text:p text:style-name="P144">Or</text:p>
      <text:p text:style-name="P145"/>
      <text:p text:style-name="P146">(b) What is recursion? Explain a recursive function with suitable example. Write an iterative and recursive function to find the power of a number.</text:p>
      <text:p text:style-name="ListParagraph"><text:span text:style-name="T147">(refer 14.9)</text:span><text:span text:style-name="T148"><text:s text:c="78"/>(16)</text:span></text:p>
      <text:p text:style-name="ListParagraph"><text:span text:style-name="T149">program:</text:span></text:p>
      <text:p text:style-name="PreformattedText"><text:span text:style-name="T150">#include &lt;stdio.h&gt;</text:span></text:p>
      <text:soft-page-break/>
      <text:p text:style-name="PreformattedText"><text:span text:style-name="T151">int power(int n1,int n2); <text:s text:c="3"/>//global function declaration</text:span></text:p>
      <text:p text:style-name="PreformattedText"><text:span text:style-name="T152">int main()</text:span></text:p>
      <text:p text:style-name="PreformattedText"><text:span text:style-name="T153">{</text:span></text:p>
      <text:p text:style-name="PreformattedText"><text:span text:style-name="T154"><text:s text:c="4"/>int base, exp;</text:span></text:p>
      <text:p text:style-name="PreformattedText"><text:span text:style-name="T155"><text:s text:c="4"/>printf("Enter base value: ");</text:span></text:p>
      <text:p text:style-name="PreformattedText"><text:span text:style-name="T156"><text:s text:c="4"/>scanf("%d",&amp;base);</text:span></text:p>
      <text:p text:style-name="PreformattedText"><text:span text:style-name="T157"><text:s text:c="4"/>printf("Enter the <text:s/>number: ");</text:span></text:p>
      <text:p text:style-name="PreformattedText"><text:span text:style-name="T158"><text:s text:c="4"/>scanf("%d",&amp;exp);</text:span></text:p>
      <text:p text:style-name="PreformattedText"><text:span text:style-name="T159"><text:s text:c="4"/>printf("%d ^ %d = %d", base, exp, power(base, exp));<text:s/></text:span><text:span text:style-name="T160"><text:tab/></text:span></text:p>
      <text:p text:style-name="PreformattedText"><text:span text:style-name="T161"><text:tab/>return 0;</text:span></text:p>
      <text:p text:style-name="PreformattedText"><text:span text:style-name="T162">}</text:span></text:p>
      <text:p text:style-name="PreformattedText"><text:span text:style-name="T163">int power(int base,int exp)</text:span></text:p>
      <text:p text:style-name="PreformattedText"><text:span text:style-name="T164">{</text:span></text:p>
      <text:p text:style-name="PreformattedText"><text:span text:style-name="T165"><text:s text:c="4"/>if ( exp!=1 )</text:span></text:p>
      <text:p text:style-name="PreformattedText"><text:span text:style-name="T166"><text:s text:c="8"/>return (base*power(base,exp-1));</text:span></text:p>
      <text:p text:style-name="PreformattedText"><text:span text:style-name="T167">}</text:span></text:p>
      <text:p text:style-name="P168"><text:span text:style-name="T169">output:<text:s/></text:span><text:span text:style-name="T170">Enter base number: 3</text:span></text:p>
      <text:p text:style-name="P171">Enter the number 3</text:p>
      <text:p text:style-name="P172">3^3 = 27</text:p>
      <text:list text:style-name="WWNum1" text:continue-numbering="true">
        <text:list-item>
          <text:p text:style-name="P173"><text:span text:style-name="T174">(a) (i) What is a structure? Create a structure with data members of various types and declare two structure variables. Write a program to read data into</text:span><text:span text:style-name="T175"><text:s/>these and print the same. <text:s text:c="2"/></text:span><text:span text:style-name="T176">(refer chapter 16) &amp; (refer appendix-26 )</text:span><text:span text:style-name="T177"><text:s text:c="9"/>(10)</text:span></text:p>
        </text:list-item>
      </text:list>
      <text:p text:style-name="P178">(ii) Justify the need for structured data type. <text:s/>(6)</text:p>
      <text:list text:style-name="LFO9" text:continue-numbering="true">
        <text:list-item>
          <text:p text:style-name="P179">Structure can support complex data type to store<text:s/>the different types of variable.</text:p>
        </text:list-item>
        <text:list-item>
          <text:p text:style-name="P180">It is possible to copy the contents of all structure elements to another structure variable of its type using assignment operator.</text:p>
        </text:list-item>
        <text:list-item>
          <text:p text:style-name="P181">Nesting of structure is possible.</text:p>
        </text:list-item>
        <text:list-item>
          <text:p text:style-name="P182">It is possible to pass<text:s/>complex data type<text:s/>(structure elements)<text:s/>to a function.</text:p>
        </text:list-item>
        <text:list-item>
          <text:p text:style-name="P183">It is possible to create structure pointers.</text:p>
        </text:list-item>
      </text:list>
      <text:p text:style-name="P184"><text:s text:c="5"/>Or</text:p>
      <text:p text:style-name="P185">(b) Write short notes on: <text:s text:c="24"/><text:s text:c="24"/>(4 x 4=16)</text:p>
      <text:p text:style-name="ListParagraph"><text:span text:style-name="T186">(i) Unions<text:s/></text:span><text:span text:style-name="T187">(refer 16.7)</text:span></text:p>
      <text:p text:style-name="ListParagraph"><text:span text:style-name="T188">(ii) Register storage class <text:s/></text:span><text:span text:style-name="T189">(refer 17.1.4)</text:span></text:p>
      <text:p text:style-name="ListParagraph"><text:span text:style-name="T190">(iii)#include statement <text:s/></text:span><text:span text:style-name="T191"><text:s/>(refer 17.2.1)</text:span></text:p>
      <text:p text:style-name="ListParagraph"><text:span text:style-name="T192">(iv) #ifndef…#endif <text:s/></text:span><text:span text:style-name="T193">(refer 17.3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prefix="(" style:num-suffix=")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" svg:viewBox="0 0 20 30" svg:d="m10 0-10 30h20z"/>
  </office:styles>
  <office:automatic-styles>
    <text:list-style style:name="LFO7">
      <text:list-level-style-bullet text:level="1" text:bullet-char="•">
        <style:list-level-properties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selab</meta:initial-creator>
    <dc:creator>admin</dc:creator>
    <meta:creation-date>2016-07-12T07:40:00Z</meta:creation-date>
    <dc:date>2016-07-13T04:54:00Z</dc:date>
    <meta:template xlink:href="Normal" xlink:type="simple"/>
    <meta:editing-cycles>21</meta:editing-cycles>
    <meta:editing-duration>PT4200S</meta:editing-duration>
    <meta:user-defined meta:name="AppVersion">12.0000</meta:user-defined>
    <meta:user-defined meta:name="Company">sj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1" meta:word-count="888" meta:character-count="5944" meta:row-count="42" meta:non-whitespace-character-count="5067"/>
  </office:meta>
</office:document-meta>
</file>